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Times New Roman" svg:font-family="'Times New Roman'" style:font-adornments="Regular" style:font-family-generic="roman" style:font-pitch="variable"/>
    <style:font-face style:name="Droid Sans Armenian" svg:font-family="'Droid Sans Armenian'"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GroupMembers" style:family="table">
      <style:table-properties style:width="16.51cm" table:align="margins" style:may-break-between-rows="false"/>
    </style:style>
    <style:style style:name="GroupMembers.A" style:family="table-column">
      <style:table-column-properties style:column-width="5.503cm" style:rel-column-width="21845*"/>
    </style:style>
    <style:style style:name="P1" style:family="paragraph" style:parent-style-name="Text_20_body">
      <style:text-properties officeooo:rsid="00069953" officeooo:paragraph-rsid="00069953"/>
    </style:style>
    <style:style style:name="P2" style:family="paragraph" style:parent-style-name="Text_20_body">
      <style:text-properties officeooo:paragraph-rsid="00130228"/>
    </style:style>
    <style:style style:name="P3" style:family="paragraph" style:parent-style-name="Text_20_body">
      <style:text-properties officeooo:paragraph-rsid="0018fcc3"/>
    </style:style>
    <style:style style:name="P4" style:family="paragraph" style:parent-style-name="Text_20_body" style:master-page-name="">
      <style:paragraph-properties fo:line-height="100%" style:page-number="auto"/>
      <style:text-properties officeooo:rsid="002fde17" officeooo:paragraph-rsid="002fde17"/>
    </style:style>
    <style:style style:name="P5" style:family="paragraph" style:parent-style-name="Title">
      <style:text-properties officeooo:rsid="00069953" officeooo:paragraph-rsid="00321152"/>
    </style:style>
    <style:style style:name="P6" style:family="paragraph" style:parent-style-name="Text_20_body">
      <style:text-properties officeooo:rsid="003b4861" officeooo:paragraph-rsid="003b4861"/>
    </style:style>
    <style:style style:name="P7" style:family="paragraph" style:parent-style-name="Text_20_body">
      <style:text-properties officeooo:rsid="003c6823" officeooo:paragraph-rsid="003c6823"/>
    </style:style>
    <style:style style:name="P8" style:family="paragraph" style:parent-style-name="Text_20_body">
      <style:text-properties officeooo:rsid="003ca49e" officeooo:paragraph-rsid="003ca49e"/>
    </style:style>
    <style:style style:name="P9" style:family="paragraph" style:parent-style-name="Text_20_body">
      <style:text-properties officeooo:paragraph-rsid="003f3144"/>
    </style:style>
    <style:style style:name="P10" style:family="paragraph" style:parent-style-name="Text_20_body">
      <style:text-properties officeooo:paragraph-rsid="0058bf83"/>
    </style:style>
    <style:style style:name="P11" style:family="paragraph" style:parent-style-name="Text_20_body">
      <style:text-properties officeooo:paragraph-rsid="005aeef7"/>
    </style:style>
    <style:style style:name="P12" style:family="paragraph" style:parent-style-name="Text_20_body">
      <style:text-properties officeooo:paragraph-rsid="006481b3"/>
    </style:style>
    <style:style style:name="P13" style:family="paragraph" style:parent-style-name="Text_20_body">
      <style:text-properties officeooo:rsid="0066120b" officeooo:paragraph-rsid="0066120b"/>
    </style:style>
    <style:style style:name="P14" style:family="paragraph" style:parent-style-name="Text_20_body">
      <style:text-properties officeooo:rsid="006839b5" officeooo:paragraph-rsid="006839b5"/>
    </style:style>
    <style:style style:name="P15" style:family="paragraph" style:parent-style-name="Heading_20_1">
      <style:text-properties officeooo:rsid="0014db5d" officeooo:paragraph-rsid="0014db5d"/>
    </style:style>
    <style:style style:name="P16" style:family="paragraph" style:parent-style-name="Heading_20_1">
      <style:text-properties officeooo:rsid="0018fcc3" officeooo:paragraph-rsid="0018fcc3"/>
    </style:style>
    <style:style style:name="P17" style:family="paragraph" style:parent-style-name="Heading_20_1">
      <style:text-properties officeooo:rsid="003f3144" officeooo:paragraph-rsid="003f3144"/>
    </style:style>
    <style:style style:name="P18" style:family="paragraph" style:parent-style-name="Heading_20_1">
      <style:text-properties officeooo:rsid="004e9ba4" officeooo:paragraph-rsid="004e9ba4"/>
    </style:style>
    <style:style style:name="P19" style:family="paragraph" style:parent-style-name="Heading_20_1">
      <style:text-properties officeooo:rsid="00562889" officeooo:paragraph-rsid="00562889"/>
    </style:style>
    <style:style style:name="P20" style:family="paragraph" style:parent-style-name="Heading_20_1">
      <style:paragraph-properties fo:break-before="page"/>
      <style:text-properties officeooo:rsid="000a9a12" officeooo:paragraph-rsid="000a9a12"/>
    </style:style>
    <style:style style:name="P21" style:family="paragraph" style:parent-style-name="Heading_20_1">
      <style:paragraph-properties fo:break-before="page"/>
      <style:text-properties officeooo:rsid="00130228" officeooo:paragraph-rsid="00130228"/>
    </style:style>
    <style:style style:name="P22" style:family="paragraph" style:parent-style-name="Heading_20_1">
      <style:paragraph-properties fo:break-before="page"/>
      <style:text-properties officeooo:rsid="001a0652" officeooo:paragraph-rsid="001a0652"/>
    </style:style>
    <style:style style:name="P23" style:family="paragraph" style:parent-style-name="Subtitle">
      <style:text-properties officeooo:rsid="00713390" officeooo:paragraph-rsid="00713390"/>
    </style:style>
    <style:style style:name="P24" style:family="paragraph" style:parent-style-name="Heading_20_2">
      <style:text-properties officeooo:paragraph-rsid="00158f1c"/>
    </style:style>
    <style:style style:name="P25" style:family="paragraph" style:parent-style-name="Heading_20_2">
      <style:text-properties officeooo:paragraph-rsid="00203301"/>
    </style:style>
    <style:style style:name="P26" style:family="paragraph" style:parent-style-name="Heading_20_2">
      <style:text-properties officeooo:rsid="0036272e" officeooo:paragraph-rsid="0036272e"/>
    </style:style>
    <style:style style:name="P27" style:family="paragraph" style:parent-style-name="Heading_20_2">
      <style:text-properties officeooo:paragraph-rsid="0037e732"/>
    </style:style>
    <style:style style:name="P28" style:family="paragraph" style:parent-style-name="Table_20_Contents">
      <style:paragraph-properties fo:text-align="end" style:justify-single-word="false"/>
      <style:text-properties officeooo:rsid="0071f629" officeooo:paragraph-rsid="0071f629"/>
    </style:style>
    <style:style style:name="P29" style:family="paragraph" style:parent-style-name="Table_20_Contents">
      <style:paragraph-properties fo:text-align="end" style:justify-single-word="false"/>
    </style:style>
    <style:style style:name="P30" style:family="paragraph" style:parent-style-name="Table_20_Contents">
      <style:paragraph-properties fo:text-align="end" style:justify-single-word="false"/>
      <style:text-properties officeooo:rsid="0006bfc4" officeooo:paragraph-rsid="0006bfc4"/>
    </style:style>
    <style:style style:name="P31" style:family="paragraph" style:parent-style-name="Table_20_Contents">
      <style:paragraph-properties fo:text-align="start" style:justify-single-word="false"/>
      <style:text-properties officeooo:rsid="0006bfc4" officeooo:paragraph-rsid="0006bfc4"/>
    </style:style>
    <style:style style:name="P32" style:family="paragraph" style:parent-style-name="Table_20_Contents">
      <style:paragraph-properties fo:text-align="center" style:justify-single-word="false"/>
    </style:style>
    <style:style style:name="P33" style:family="paragraph" style:parent-style-name="Header">
      <style:text-properties officeooo:rsid="0041b8b5" officeooo:paragraph-rsid="0041b8b5"/>
    </style:style>
    <style:style style:name="P34" style:family="paragraph" style:parent-style-name="Contents_20_2">
      <style:paragraph-properties>
        <style:tab-stops>
          <style:tab-stop style:position="16.011cm" style:type="right" style:leader-style="dotted" style:leader-text="."/>
        </style:tab-stops>
      </style:paragraph-properties>
    </style:style>
    <style:style style:name="P35" style:family="paragraph" style:parent-style-name="Contents_20_1">
      <style:paragraph-properties>
        <style:tab-stops>
          <style:tab-stop style:position="16.51cm" style:type="right" style:leader-style="dotted" style:leader-text="."/>
        </style:tab-stops>
      </style:paragraph-properties>
    </style:style>
    <style:style style:name="P36" style:family="paragraph" style:parent-style-name="Bibliography_20_1">
      <style:paragraph-properties>
        <style:tab-stops/>
      </style:paragraph-properties>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f1c"/>
    </style:style>
    <style:style style:name="T2" style:family="text">
      <style:text-properties officeooo:rsid="0036272e"/>
    </style:style>
    <style:style style:name="T3" style:family="text">
      <style:text-properties officeooo:rsid="003dbb75"/>
    </style:style>
    <style:style style:name="T4" style:family="text">
      <style:text-properties officeooo:rsid="004822db"/>
    </style:style>
    <style:style style:name="T5" style:family="text">
      <style:text-properties officeooo:rsid="004cdf47"/>
    </style:style>
    <style:style style:name="T6" style:family="text">
      <style:text-properties officeooo:rsid="0051e12c"/>
    </style:style>
    <style:style style:name="T7" style:family="text">
      <style:text-properties officeooo:rsid="0052bf5c"/>
    </style:style>
    <style:style style:name="T8" style:family="text">
      <style:text-properties officeooo:rsid="00540c1d"/>
    </style:style>
    <style:style style:name="T9" style:family="text">
      <style:text-properties officeooo:rsid="0054a673"/>
    </style:style>
    <style:style style:name="T10" style:family="text">
      <style:text-properties officeooo:rsid="0058bf83"/>
    </style:style>
    <style:style style:name="T11" style:family="text">
      <style:text-properties officeooo:rsid="005aa066"/>
    </style:style>
    <style:style style:name="T12" style:family="text">
      <style:text-properties officeooo:rsid="005aeef7"/>
    </style:style>
    <style:style style:name="T13" style:family="text">
      <style:text-properties officeooo:rsid="005bebb0"/>
    </style:style>
    <style:style style:name="T14" style:family="text">
      <style:text-properties officeooo:rsid="005ceb65"/>
    </style:style>
    <style:style style:name="T15" style:family="text">
      <style:text-properties officeooo:rsid="005d5d61"/>
    </style:style>
    <style:style style:name="T16" style:family="text">
      <style:text-properties officeooo:rsid="005ec9da"/>
    </style:style>
    <style:style style:name="T17" style:family="text">
      <style:text-properties officeooo:rsid="005fc910"/>
    </style:style>
    <style:style style:name="T18" style:family="text">
      <style:text-properties officeooo:rsid="0060dd56"/>
    </style:style>
    <style:style style:name="T19" style:family="text">
      <style:text-properties officeooo:rsid="00615c34"/>
    </style:style>
    <style:style style:name="T20" style:family="text">
      <style:text-properties officeooo:rsid="00617eea"/>
    </style:style>
    <style:style style:name="T21" style:family="text">
      <style:text-properties officeooo:rsid="00628463"/>
    </style:style>
    <style:style style:name="T22" style:family="text">
      <style:text-properties officeooo:rsid="0064e0ff"/>
    </style:style>
    <style:style style:name="T23" style:family="text">
      <style:text-properties officeooo:rsid="006708f5"/>
    </style:style>
    <style:style style:name="T24" style:family="text">
      <style:text-properties officeooo:rsid="006b087c"/>
    </style:style>
    <style:style style:name="T25" style:family="text">
      <style:text-properties officeooo:rsid="00713390"/>
    </style:style>
    <style:style style:name="T26"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5">Group Marketing Report</text:span></text:p>
      <text:p text:style-name="P23">Business 2299E</text:p>
      <table:table table:name="GroupMembers" table:style-name="GroupMembers">
        <table:table-column table:style-name="GroupMembers.A" table:number-columns-repeated="3"/>
        <table:table-row>
          <table:table-cell office:value-type="string">
            <text:p text:style-name="P31">Andrew Lampert</text:p>
          </table:table-cell>
          <table:table-cell office:value-type="string">
            <text:p text:style-name="P32">-</text:p>
          </table:table-cell>
          <table:table-cell office:value-type="string">
            <text:p text:style-name="P30">250 643 797</text:p>
          </table:table-cell>
        </table:table-row>
        <table:table-row>
          <table:table-cell office:value-type="string">
            <text:p text:style-name="P31">Cody Bartel</text:p>
          </table:table-cell>
          <table:table-cell office:value-type="string">
            <text:p text:style-name="P32">-</text:p>
          </table:table-cell>
          <table:table-cell office:value-type="string">
            <text:p text:style-name="P28">250 611 144</text:p>
          </table:table-cell>
        </table:table-row>
        <table:table-row>
          <table:table-cell office:value-type="string">
            <text:p text:style-name="P31">Jamieson Kumm</text:p>
          </table:table-cell>
          <table:table-cell office:value-type="string">
            <text:p text:style-name="P32">-</text:p>
          </table:table-cell>
          <table:table-cell office:value-type="string">
            <text:p text:style-name="P29"/>
          </table:table-cell>
        </table:table-row>
      </table:table>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text:a xlink:type="simple" xlink:href="#__RefHeading___Toc114_301007554" text:style-name="Index_20_Link" text:visited-style-name="Index_20_Link">Executive Summary<text:tab/>2</text:a></text:p>
          <text:p text:style-name="P35"><text:a xlink:type="simple" xlink:href="#__RefHeading___Toc116_301007554" text:style-name="Index_20_Link" text:visited-style-name="Index_20_Link">Introduction<text:tab/>3</text:a></text:p>
          <text:p text:style-name="P35"><text:a xlink:type="simple" xlink:href="#__RefHeading___Toc118_301007554" text:style-name="Index_20_Link" text:visited-style-name="Index_20_Link">Analysis<text:tab/>3</text:a></text:p>
          <text:p text:style-name="P34"><text:a xlink:type="simple" xlink:href="#__RefHeading___Toc120_301007554" text:style-name="Index_20_Link" text:visited-style-name="Index_20_Link">Internal<text:tab/>3</text:a></text:p>
          <text:p text:style-name="P34"><text:a xlink:type="simple" xlink:href="#__RefHeading___Toc122_301007554" text:style-name="Index_20_Link" text:visited-style-name="Index_20_Link">External<text:tab/>4</text:a></text:p>
          <text:p text:style-name="P35"><text:a xlink:type="simple" xlink:href="#__RefHeading___Toc510_630736682" text:style-name="Index_20_Link" text:visited-style-name="Index_20_Link">Target Market Selection<text:tab/>6</text:a></text:p>
          <text:p text:style-name="P35"><text:a xlink:type="simple" xlink:href="#__RefHeading___Toc124_301007554" text:style-name="Index_20_Link" text:visited-style-name="Index_20_Link">Market Plan<text:tab/>7</text:a></text:p>
          <text:p text:style-name="P34"><text:a xlink:type="simple" xlink:href="#__RefHeading___Toc345_630736682" text:style-name="Index_20_Link" text:visited-style-name="Index_20_Link">Price<text:tab/>7</text:a></text:p>
          <text:p text:style-name="P34"><text:a xlink:type="simple" xlink:href="#__RefHeading___Toc347_630736682" text:style-name="Index_20_Link" text:visited-style-name="Index_20_Link">Product<text:tab/>8</text:a></text:p>
          <text:p text:style-name="P34"><text:a xlink:type="simple" xlink:href="#__RefHeading___Toc349_630736682" text:style-name="Index_20_Link" text:visited-style-name="Index_20_Link">Place<text:tab/>8</text:a></text:p>
          <text:p text:style-name="P34"><text:a xlink:type="simple" xlink:href="#__RefHeading___Toc351_630736682" text:style-name="Index_20_Link" text:visited-style-name="Index_20_Link">Promotion<text:tab/>9</text:a></text:p>
          <text:p text:style-name="P35"><text:a xlink:type="simple" xlink:href="#__RefHeading___Toc353_630736682" text:style-name="Index_20_Link" text:visited-style-name="Index_20_Link">Financial Analysis<text:tab/>9</text:a></text:p>
          <text:p text:style-name="P35"><text:a xlink:type="simple" xlink:href="#__RefHeading___Toc128_301007554" text:style-name="Index_20_Link" text:visited-style-name="Index_20_Link">Conclusion<text:tab/>9</text:a></text:p>
          <text:p text:style-name="P35"><text:a xlink:type="simple" xlink:href="#__RefHeading___Toc130_301007554" text:style-name="Index_20_Link" text:visited-style-name="Index_20_Link">Exhibits<text:tab/>10</text:a></text:p>
        </text:index-body>
      </text:table-of-content>
      <text:p text:style-name="P1"/>
      <text:h text:style-name="P20" text:outline-level="1"><text:bookmark-start text:name="__RefHeading___Toc114_301007554"/>Executive Summary<text:bookmark-end text:name="__RefHeading___Toc114_301007554"/></text:h>
      <text:p text:style-name="P4"><office:annotation office:name="__Annotation__835_630736682"><dc:creator>Andrew Lampert</dc:creator><dc:date>2016-02-16T03:50:52.174596981</dc:date><loext:sender-initials>AL</loext:sender-initials><text:list text:style-name=""><text:list-item><text:p text:style-name="P37"><text:span text:style-name="T26">Report – 3: 1 page exec summary.</text:span></text:p></text:list-item></text:list></office:annotation>This is the executive summary text asdasd asd asasdasd asd asasdasd asd asasdasd asd asasdasd asd asasdasd asd asasdasd asd asasdasd asd asasdasd asd asasdasd asd asasdasd asd asasdasd asd asasdasd asd asasdasd asd asasdasd asd asasdasd asd as<office:annotation-end office:name="__Annotation__835_630736682"/></text:p>
      <text:h text:style-name="P21" text:outline-level="1"><text:bookmark-start text:name="__RefHeading___Toc116_301007554"/>Introduction<text:bookmark-end text:name="__RefHeading___Toc116_301007554"/></text:h>
      <text:p text:style-name="P2">...</text:p>
      <text:h text:style-name="P15" text:outline-level="1"><text:bookmark-start text:name="__RefHeading___Toc118_301007554"/>Analysis<text:bookmark-end text:name="__RefHeading___Toc118_301007554"/></text:h>
      <text:h text:style-name="Heading_20_2" text:outline-level="2"><text:bookmark-start text:name="__RefHeading___Toc120_301007554"/>Internal<text:bookmark-end text:name="__RefHeading___Toc120_301007554"/></text:h>
      <text:p text:style-name="Text_20_body"><text:bookmark text:name="docs-internal-guid-7b443d1e-e8fe-5e2e-65f9-089c490aabce"/>The current financial state of David E. White Clothiers is in good standing. They are making profit of about 5% of their total sales. This will allow the company to not only maintain itself, but also promote growth for the company. </text:p>
      <text:p text:style-name="Text_20_body">The company’s current marketing budget is that of only 0.5% of their total sales which lends to $5000 spent on marketing in the year of 2012. The average spending on public traded companies was almost always above 5% of total revenue<text:note text:id="ftn1" text:note-class="footnote"><text:note-citation>1</text:note-citation><text:note-body><text:p text:style-name="Footnote"><text:bibliography-mark text:identifier="%ofRevenue" text:bibliography-type="www" text:author="Sarah Brady" text:howpublished="Web" text:month="June" text:publisher="Vital" text:school="Vital Design" text:title="What Percent of Revenue to Spend on Marketing Budget?" text:report-type="Web" text:year="2015">[%ofRevenue]</text:bibliography-mark></text:p></text:note-body></text:note>. David E. White Clothiers has spent very little on marketing, which shows that their marketing may have been limited by finances thus far. <text:span text:style-name="T3">This</text:span> can be improved upon by being viewed as an investment rather than a cost.</text:p>
      <text:p text:style-name="Text_20_body">David E. White Clothiers has managed to secure a core customer base in the London community. White Clothiers is known for their combination of carrying top brands with a highly personalized service that is reminiscent of White’s early retail sales experience in menswear. The sales team in place at David E. White Clothiers are not simply sales associates, but rather experts in suiting able to share advice and knowledge on all aspects of the attire.</text:p>
      <text:p text:style-name="Text_20_body">The company purchases inventory twice a year for the spring/summer, and again for the fall/winter seasons. The turnover f<text:span text:style-name="T4">or the</text:span> product was approximately 2.5 times per year. David E. <text:soft-page-break/>White Clothiers used between 15-40 suppliers depending on their product and style needs. The company ordered quality products and had good relations with their suppliers but had to have accurate forecasting to allow for maximizing the value of the product ordered.</text:p>
      <text:p text:style-name="P12">The company, while securing its core customer <text:span text:style-name="T5">base</text:span> in London, has also participated in many local fundraising event<text:span text:style-name="T6">s</text:span>. Alongside this community recognition, the staff of the store are many long standing employees who have <text:span text:style-name="T7">displayed their commitment to the company by</text:span> <text:span text:style-name="T8">relocating</text:span> with the store over 100 <text:span text:style-name="T9">kilometers</text:span>.</text:p>
      <text:h text:style-name="P24" text:outline-level="2"><text:bookmark-start text:name="__RefHeading___Toc122_301007554"/>Extern<text:span text:style-name="T1">al</text:span><text:bookmark-end text:name="__RefHeading___Toc122_301007554"/></text:h>
      <text:p text:style-name="P10"><text:bookmark text:name="docs-internal-guid-7b443d1e-e905-f182-5874-8828415e9809"/>A PEST analysis lends to the fact that David E. White Clothiers is very unlikely to be affected by political change over the upcoming years as the clothing industry relatively unaffected by this in Ontario. With inflation it is quite likely that the cost of good sold will likely increase. An anticipated increase in menswear and apparel was expected although at a slightly lower rate than that of the United States.</text:p>
      <text:p text:style-name="P11">Much of this growth in the market has been attributed to changing social trends. The rise of social media has brought many men to value their appearance more and has greatly affected the desire of the millennials and middle aged men to take a keen interest in their appearance. This increase <text:span text:style-name="T10">is</text:span> expected to continue as social media <text:span text:style-name="T11">continues</text:span> to gain presence up to an 11% growth in the market over the next 5 years.</text:p>
      <text:p text:style-name="P11">A marketing challenge that was expected was that of online shopping. With the internet being a primary resource for many, shops have migrated to partial online stores or some have even completely moved to online storefronts from physical. This change to online would be <text:soft-page-break/>relatively easy as White recognized it’s happening and had begun adopting an online store for sales much like his competitors.</text:p>
      <text:p text:style-name="Text_20_body">Three main competitors have been identified: local independent retailers, online retailers, and major menswear retail chains.</text:p>
      <text:p text:style-name="Text_20_body">Channer’s was the most prominent of these boasting 25 employees and a large selection of both men’s and women’s apparel brands. Channer’s also took a marketing initiative and sponsored the local semi-pro hockey team, the London Knights.</text:p>
      <text:p text:style-name="Text_20_body">White also face<text:span text:style-name="T12">s</text:span> online competition, in particular, from Indochino. Indochino <text:span text:style-name="T12">is</text:span> a company that <text:span text:style-name="T13">requires</text:span> customers to send in their measurements and would in turn send a tailored suit along with alteration credits if needed. The suits <text:span text:style-name="T14">are</text:span> however of a lower quality than those typically sold at White Clothiers and <text:span text:style-name="T15">has</text:span> an inconsistent fit.</text:p>
      <text:p text:style-name="Text_20_body">The final major competition <text:span text:style-name="T16">comes</text:span> from major retailers such as Moore’s which <text:span text:style-name="T17">has</text:span> a major market capture of $2.8 billion. The company advertise<text:span text:style-name="T18">s</text:span> through a wide variety of channels and offer<text:span text:style-name="T19">s</text:span> affordable suits ranging from $200 - $600. The employees <text:span text:style-name="T20">are</text:span> often employed part time instead of permanent and alterations <text:span text:style-name="T21">are</text:span> not an option at the store. </text:p>
      <text:p text:style-name="Text_20_body">The customers of White Clothiers are typically divisible into three groups: senior professionals, professionals, and students.</text:p>
      <text:p text:style-name="Text_20_body">Senior professionals are often aged between 40 and 65 with higher caliber jobs including lawyers and health care professionals. They typically are looking for high quality not only in the suiting but also in the service provided. These senior professionals have a high disposable <text:soft-page-break/>income and tend to garner large but infrequent sales.</text:p>
      <text:p text:style-name="Text_20_body">Professionals are usually aged between 22 and 40. They are often entering into a career and have limited disposable income. They often desire the best mix available of affordable and quality. They require advice on style and also seek discounts when possible. This group of customers are also more adept to make small purchases using the online store and reserve visits for larger purchases.</text:p>
      <text:p text:style-name="Text_20_body">The final group of customers are the student<text:span text:style-name="T22">s</text:span>. They are often accompanied by a guardian and have very little experience or brand loyalty. They are the most likely to shop online and exhibit a strong desire for the most affordable options.</text:p>
      <text:h text:style-name="P19" text:outline-level="1"><text:bookmark-start text:name="__RefHeading___Toc510_630736682"/>Target Market Selection<text:bookmark-end text:name="__RefHeading___Toc510_630736682"/></text:h>
      <text:p text:style-name="P13">Out of the three types of customers; senior level professionals, professionals, and students, the most efficent category to focus on would be the professionals.</text:p>
      <text:p text:style-name="P13">Senior level professionals know exactly what they want and tend to be willing to purchase a large amount on specific brands. This is mainly due to their tendancy to be loyal to a single suit brand. <text:span text:style-name="T23">Expanding the store by adding in a show room will provide more information on types of suits, but they probably already know the type of suit they prefer. Knowing that we carry a specific brand will bring in the senior level professionals into White's store, so hiring sales people in hopes of improving sales from this category will probably have little to no effect. Improving the website will also have little to no effect as senior level professionals tend to go in-store rather than shop online. Therefore, no action is needed in order to maintain the income from these customers.</text:span></text:p>
      <text:p text:style-name="P14"><text:soft-page-break/>Students tend to purchase suits on very rare occasions, and tend to look for the best deals as they have little to no money. Any attempt at improving sales for students will probably have little to no effect as students simply cannot spend money they do not have.</text:p>
      <text:p text:style-name="P14">Professionals are the people that need suits within a short period of time. Because they are emplyed or looking for employment, they also tend to have money to spend; especially on work-related goods such as suits. Professionals tend to not have developed brand loyalty yet and require assistance with selecting suits. Having someone in-person assisting with suit selection will improve suit selection and production, but will also build store loyalty. As the professionals develop their careers and become senior level professionals, White's employees could try to develop brand loyalty with the customers as well; however, it may be useless unless White carry's an exclusive brand.</text:p>
      <text:p text:style-name="P14">Professionals shop both online and in-store so the store expansion and website maintenance exendatures should imrpove the income from them. As noted <office:annotation office:name="__Annotation__789_630736682"><dc:creator>Andrew Lampert</dc:creator><dc:date>2016-02-16T03:49:33.061569267</dc:date><loext:sender-initials>AL</loext:sender-initials><text:list text:continue-numbering="true" text:style-name=""><text:list-item><text:p text:style-name="P37"><text:span text:style-name="T26">Update cross reference to specific section in Financial Analysis where this is mentioned</text:span></text:p></text:list-item></text:list></office:annotation><text:bookmark-ref text:reference-format="direction" text:ref-name="__RefHeading___Toc353_630736682">below</text:bookmark-ref> in <text:bookmark-ref text:reference-format="text" text:ref-name="__RefHeading___Toc353_630736682">Financial Analysis</text:bookmark-ref> (page <text:bookmark-ref text:reference-format="page" text:ref-name="__RefHeading___Toc353_630736682">9</text:bookmark-ref>)<office:annotation-end office:name="__Annotation__789_630736682"/>, <text:span text:style-name="T24"><office:annotation office:name="__Annotation__770_630736682"><dc:creator>Andrew Lampert</dc:creator><dc:date>2016-02-16T03:49:06.503444811</dc:date><loext:sender-initials>AL</loext:sender-initials><text:list text:continue-numbering="true" text:style-name=""><text:list-item><text:p text:style-name="P37"><text:span text:style-name="T26">Make sure to add the comment in Financial Analysis</text:span></text:p></text:list-item></text:list></office:annotation></text:span><text:span text:style-name="T24">the store expansion is a very high risk</text:span><office:annotation-end office:name="__Annotation__770_630736682"/><text:span text:style-name="T24">. </text:span></text:p>
      <text:h text:style-name="P18" text:outline-level="1"><text:bookmark-start text:name="__RefHeading___Toc124_301007554"/>Market Plan<text:bookmark-end text:name="__RefHeading___Toc124_301007554"/></text:h>
      <text:h text:style-name="P27" text:outline-level="2"><text:bookmark-start text:name="__RefHeading___Toc345_630736682"/><text:span text:style-name="T2">Price</text:span><text:bookmark-end text:name="__RefHeading___Toc345_630736682"/></text:h>
      <text:p text:style-name="Text_20_body">There are two main costs involved with this marketing plan, and the first one of those is a roughly $2,500 contribution towards redesigning the company website. <text:s/>This is a rough estimate, of course, as the actual cost could vary based on far too many variables to reasonably consider. <text:s/>The primary expense involved with hiring salesmen would be the cost of placing a year-long ad online, which consists of a one-time payment of $4,600. <text:s/>Some other prices to consider are the <text:soft-page-break/>sample kits that each salesman would be required to purchase upon hiring. <text:s/>Each kit would cost around $475 to produce, and the salesman would pay $500 in order to cover this. <text:s/>On top of the sample kit, the company would also provide a set of 100 personalized business cards, totalling roughly $25. <text:s/>White also plans on offering each salesman a chance to have their own personalized website, though the cost for this would be negligible if it were to be hosted on the company's pre-existing server. <text:s/>The product pricing would be roughly the same as in store with an added charge for delivery.</text:p>
      <text:h text:style-name="P26" text:outline-level="2"><text:bookmark-start text:name="__RefHeading___Toc347_630736682"/>Product<text:bookmark-end text:name="__RefHeading___Toc347_630736682"/></text:h>
      <text:p text:style-name="P6">The product that will be marketed by White's salesmen would be the very same product that is offered in store. <text:s/>The somewhat of a disadvantage that comes with not being able to physically hold each product during the sale process will be balanced out by the convenience of meeting the salesman in the comfort of one's home. <text:s/>The sample kit that each salesman carries with them will contain swatches of some of White's more common materials and colors so that the customer can get a sense for the look and feel of their suit before they commit. <text:s/>In the same spirit as White's in-store employees, each salesman would also be an expert fashion advisor and could help their prospective customer by providing advice and recommendations along the way. <text:s/>To this end, the goal of this marketing plan is to bring the same quality of service that people have come to expect from White's Clothiers to the living rooms of professionals across the country.</text:p>
      <text:h text:style-name="P26" text:outline-level="2"><text:bookmark-start text:name="__RefHeading___Toc349_630736682"/>Place<text:bookmark-end text:name="__RefHeading___Toc349_630736682"/></text:h>
      <text:p text:style-name="P7">The main appeal of this marketing plan is the convenience of its location. <text:s/>Instead of shopping around at several locations to try and find the right style, fit, and price, the customer <text:soft-page-break/>can sit down one-on-one with an expert on fine menswear in the comfort of their own home.</text:p>
      <text:h text:style-name="P26" text:outline-level="2"><text:bookmark-start text:name="__RefHeading___Toc351_630736682"/>Promotion<text:bookmark-end text:name="__RefHeading___Toc351_630736682"/></text:h>
      <text:p text:style-name="P8">As with most in-home salesmen, the most effective promotional plan for this marketing strategy is word of mouth. <text:s/>It will be up to each salesman to promote their own business individually, however, so it will greatly benefit them to set up some sort of online presence and to network among the professional community. <text:s/>Once a salesman starts to produce happy customers, then they will likely refer their friends and co-workers to the same salesman that helped them pick out the perfect suit. <text:s/>On top of this, White will also have a section on their website which will allow customers to find and contact sales reps in their area.</text:p>
      <text:h text:style-name="P17" text:outline-level="1"><text:bookmark-start text:name="__RefHeading___Toc353_630736682"/>Financial Analysis<text:bookmark-end text:name="__RefHeading___Toc353_630736682"/></text:h>
      <text:p text:style-name="P9">...</text:p>
      <text:h text:style-name="P16" text:outline-level="1"><text:bookmark-start text:name="__RefHeading___Toc128_301007554"/>Conclusion<text:bookmark-end text:name="__RefHeading___Toc128_301007554"/></text:h>
      <text:p text:style-name="P3">...</text:p>
      <text:h text:style-name="P22" text:outline-level="1"><text:bookmark-start text:name="__RefHeading___Toc130_301007554"/>Exhibits<text:bookmark-end text:name="__RefHeading___Toc130_301007554"/></text:h>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0_5f_20_5f_" text:bibliography-data-field="identifier"/>
            <text:index-entry-span>: </text:index-entry-span>
            <text:index-entry-bibliography text:style-name="_34__20__5f_34_5f__5f_20_5f_4_5f_20_5f_" text:bibliography-data-field="author"/>
            <text:index-entry-span>, </text:index-entry-span>
            <text:index-entry-bibliography text:style-name="_30__20__5f_30_5f__5f_20_5f_0_5f_20_5f_" text:bibliography-data-field="title"/>
            <text:index-entry-span>, </text:index-entry-span>
            <text:index-entry-bibliography text:style-name="_33__20__5f_33_5f__5f_20_5f_3_5f_20_5f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Bibliography1_Head">
            <text:p text:style-name="Bibliography_20_Heading">Bibliography</text:p>
          </text:index-title>
          <text:p text:style-name="P36">%ofRevenue: Sarah Brady, What Percent of Revenue to Spend on Marketing Budget?, 2015, </text:p>
        </text:index-body>
      </text:bibliography>
      <text:h text:style-name="P2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Sans1" svg:font-family="FreeSans" style:font-family-generic="swiss"/>
    <style:font-face style:name="Times New Roman" svg:font-family="'Times New Roman'" style:font-adornments="Regular" style:font-family-generic="roman" style:font-pitch="variable"/>
    <style:font-face style:name="Droid Sans Armenian" svg:font-family="'Droid Sans Armenian'"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cm" fo:margin-bottom="0.21cm" loext:contextual-spacing="true" style:shadow="none" fo:keep-with-next="always"/>
      <style:text-properties style:font-name="Droid Sans Armenian" fo:font-family="'Droid Sans Armenian'" style:font-style-name="Regular" style:font-family-generic="swiss" style:font-pitch="variable" fo:font-size="14pt" fo:background-color="transparen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200%" fo:text-align="justify" style:justify-single-word="false" fo:text-indent="0cm" style:auto-text-indent="true" style:page-number="auto" style:shadow="non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opacity="50%" draw:fill-image-width="0cm" draw:fill-image-height="0cm"/>
      <style:paragraph-properties fo:margin-top="0.353cm" fo:margin-bottom="0.212cm" loext:contextual-spacing="false" style:page-number="auto">
        <style:tab-stops/>
      </style:paragraph-properties>
      <style:text-properties fo:color="#999999" fo:font-size="14pt" fo:font-weight="bold" fo:background-color="transparent"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style style:name="MP1" style:family="paragraph" style:parent-style-name="Header">
      <style:text-properties officeooo:rsid="0041b8b5" officeooo:paragraph-rsid="0041b8b5"/>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true" draw:fill="none" draw:fill-color="#729fcf"/>
      </style:footer-style>
    </style:page-layout>
  </office:automatic-styles>
  <office:master-styles>
    <style:master-page style:name="Standard" style:page-layout-name="Mpm1">
      <style:header>
        <text:p text:style-name="MP1"/>
      </style:header>
      <style:header-first>
        <text:p text:style-name="Header"/>
      </style:header-first>
      <style:footer>
        <text:p text:style-name="Footer"><text:tab/><text:page-number text:select-page="current" text:page-adjust="-1">7</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Lampert</meta:initial-creator>
    <meta:creation-date>2016-02-16T01:00:25.812259839</meta:creation-date>
    <meta:generator>LibreOffice/5.0.2.2$Linux_X86_64 LibreOffice_project/00m0$Build-2</meta:generator>
    <dc:date>2016-02-16T03:55:17.887196214</dc:date>
    <dc:creator>Andrew Lampert</dc:creator>
    <meta:editing-duration>PT2H53M10S</meta:editing-duration>
    <meta:editing-cycles>94</meta:editing-cycles>
    <meta:document-statistic meta:table-count="1" meta:image-count="0" meta:object-count="0" meta:page-count="10" meta:paragraph-count="72" meta:word-count="1847" meta:character-count="11091" meta:non-whitespace-character-count="9296"/>
  </office:meta>
</office:document-meta>
</file>